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a5a" officeooo:paragraph-rsid="00161a5a"/>
    </style:style>
    <style:style style:name="P2" style:family="paragraph" style:parent-style-name="Standard">
      <style:text-properties officeooo:rsid="00161a5a" officeooo:paragraph-rsid="00161a5a"/>
    </style:style>
    <style:style style:name="P3" style:family="paragraph" style:parent-style-name="Standard">
      <style:text-properties officeooo:rsid="0017b168" officeooo:paragraph-rsid="0017b168"/>
    </style:style>
    <style:style style:name="P4" style:family="paragraph" style:parent-style-name="Standard">
      <style:text-properties officeooo:paragraph-rsid="0017b168"/>
    </style:style>
    <style:style style:name="T1" style:family="text">
      <style:text-properties officeooo:rsid="0017b168"/>
    </style:style>
    <style:style style:name="T2" style:family="text">
      <style:text-properties officeooo:rsid="00187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添加ssh授权：</text:p>
      <text:p text:style-name="P1"><text:tab/>1,命令行输入：ssh-keygen</text:p>
      <text:p text:style-name="P1"><text:tab/>2,复制：～/.ssh/id_rsa.pub中内容</text:p>
      <text:p text:style-name="P1"><text:tab/>3,在github页面的Settings -SSH and GPG keys -…. 进行添加</text:p>
      <text:p text:style-name="P1"><text:tab/>4,再在仓库页面的 clone with HTTPS 点击 use SSH</text:p>
      <text:p text:style-name="P1">好处：</text:p>
      <text:p text:style-name="P1"><text:tab/>1,在使用推送的时候不需要输入账户密码</text:p>
      <text:p text:style-name="P1"><text:tab/>2,增加传输速度</text:p>
      <text:p text:style-name="P1"/>
      <text:p text:style-name="P3">设置别名：</text:p>
      <text:p text:style-name="P3"><text:tab/>git config <text:s/>--global <text:s/>alias.别名 <text:s/>原命令 <text:s/>–-- <text:s text:c="4"/>git config <text:s/>--global <text:s/>alias.st <text:s/>status</text:p>
      <text:p text:style-name="P3"><text:tab/>git config <text:s/>-l <text:s/>----查看别名设置</text:p>
      <text:p text:style-name="P3"><text:tab/>配置文件：～/.<text:span text:style-name="T2">git</text:span>config</text:p>
      <text:p text:style-name="P3"/>
      <text:p text:style-name="P3">分支操作：</text:p>
      <text:p text:style-name="P4"><text:span text:style-name="T1"><text:tab/>git <text:s/></text:span><text:span text:style-name="Source_20_Text"><text:span text:style-name="T1">fetch</text:span></text:span><text:span text:style-name="T1"> </text:span>–----刷新保存在本地仓库的远程分支信息</text:p>
      <text:p text:style-name="P4"><text:span text:style-name="T1"><text:tab/></text:span><text:span text:style-name="Source_20_Text">git pull</text:span> 命令来拉取远程分支到本地</text:p>
      <text:p text:style-name="P4"><text:tab/>执行之后远程仓库 master 分支、本地仓库的 origin/master 分支、本地仓库的 master 分支已经一致</text:p>
      <text:p text:style-name="P4"><text:tab/>git branc<text:span text:style-name="T2">h 分支名 <text:s/>---- <text:s/>创建新的分支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7:55:51.831194541</meta:creation-date>
    <dc:date>2019-03-30T18:25:39.442140897</dc:date>
    <meta:editing-duration>PT15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204" meta:character-count="457" meta:non-whitespace-character-count="388"/>
  </office:meta>
</office:document-meta>
</file>